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923836211891" calcext:value-type="float">
            <text:p>2.20924</text:p>
          </table:table-cell>
          <table:table-cell office:value-type="float" office:value="2.19547886937819" calcext:value-type="float">
            <text:p>2.19548</text:p>
          </table:table-cell>
          <table:table-cell office:value-type="float" office:value="2.82568623294698" calcext:value-type="float">
            <text:p>2.82569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543042707795" calcext:value-type="float">
            <text:p>2.21543</text:p>
          </table:table-cell>
          <table:table-cell office:value-type="float" office:value="2.18480642863805" calcext:value-type="float">
            <text:p>2.18481</text:p>
          </table:table-cell>
          <table:table-cell office:value-type="float" office:value="2.80912015329699" calcext:value-type="float">
            <text:p>2.80912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3381893764956" calcext:value-type="float">
            <text:p>2.23382</text:p>
          </table:table-cell>
          <table:table-cell office:value-type="float" office:value="2.1972251363664" calcext:value-type="float">
            <text:p>2.19723</text:p>
          </table:table-cell>
          <table:table-cell office:value-type="float" office:value="2.92079924350042" calcext:value-type="float">
            <text:p>2.9208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554687201842" calcext:value-type="float">
            <text:p>2.16555</text:p>
          </table:table-cell>
          <table:table-cell office:value-type="float" office:value="2.33435426852625" calcext:value-type="float">
            <text:p>2.33435</text:p>
          </table:table-cell>
          <table:table-cell office:value-type="float" office:value="2.87149667335247" calcext:value-type="float">
            <text:p>2.8715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321476983444" calcext:value-type="float">
            <text:p>2.16321</text:p>
          </table:table-cell>
          <table:table-cell office:value-type="float" office:value="2.33910014431728" calcext:value-type="float">
            <text:p>2.3391</text:p>
          </table:table-cell>
          <table:table-cell office:value-type="float" office:value="2.85902409858241" calcext:value-type="float">
            <text:p>2.85902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78724059546" calcext:value-type="float">
            <text:p>2.20787</text:p>
          </table:table-cell>
          <table:table-cell office:value-type="float" office:value="2.2502294641457" calcext:value-type="float">
            <text:p>2.25023</text:p>
          </table:table-cell>
          <table:table-cell office:value-type="float" office:value="2.84824952000712" calcext:value-type="float">
            <text:p>2.84825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089110618274" calcext:value-type="float">
            <text:p>2.23089</text:p>
          </table:table-cell>
          <table:table-cell office:value-type="float" office:value="2.20873484209202" calcext:value-type="float">
            <text:p>2.20873</text:p>
          </table:table-cell>
          <table:table-cell office:value-type="float" office:value="2.9531848886665" calcext:value-type="float">
            <text:p>2.95318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117048346056" calcext:value-type="float">
            <text:p>2.24117</text:p>
          </table:table-cell>
          <table:table-cell office:value-type="float" office:value="2.18875729546022" calcext:value-type="float">
            <text:p>2.18876</text:p>
          </table:table-cell>
          <table:table-cell office:value-type="float" office:value="2.79000197255811" calcext:value-type="float">
            <text:p>2.79</text:p>
          </table:table-cell>
          <table:table-cell office:value-type="float" office:value="70720350" calcext:value-type="float">
            <text:p>70720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7453530049179" calcext:value-type="float">
            <text:p>2.17454</text:p>
          </table:table-cell>
          <table:table-cell office:value-type="float" office:value="2.32318023008577" calcext:value-type="float">
            <text:p>2.32318</text:p>
          </table:table-cell>
          <table:table-cell office:value-type="float" office:value="3.11430705133911" calcext:value-type="float">
            <text:p>3.11431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650760353986" calcext:value-type="float">
            <text:p>2.24651</text:p>
          </table:table-cell>
          <table:table-cell office:value-type="float" office:value="2.18307576249269" calcext:value-type="float">
            <text:p>2.18308</text:p>
          </table:table-cell>
          <table:table-cell office:value-type="float" office:value="2.84506052359752" calcext:value-type="float">
            <text:p>2.84506</text:p>
          </table:table-cell>
          <table:table-cell office:value-type="float" office:value="70720350" calcext:value-type="float">
            <text:p>70720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345563792078" calcext:value-type="float">
            <text:p>2.23346</text:p>
          </table:table-cell>
          <table:table-cell office:value-type="float" office:value="2.21102676799143" calcext:value-type="float">
            <text:p>2.21103</text:p>
          </table:table-cell>
          <table:table-cell office:value-type="float" office:value="2.87270207382354" calcext:value-type="float">
            <text:p>2.8727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038745562097" calcext:value-type="float">
            <text:p>2.18039</text:p>
          </table:table-cell>
          <table:table-cell office:value-type="float" office:value="2.31810698437321" calcext:value-type="float">
            <text:p>2.31811</text:p>
          </table:table-cell>
          <table:table-cell office:value-type="float" office:value="3.11529492542627" calcext:value-type="float">
            <text:p>3.11529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408255191045" calcext:value-type="float">
            <text:p>2.25408</text:p>
          </table:table-cell>
          <table:table-cell office:value-type="float" office:value="2.1804198650035" calcext:value-type="float">
            <text:p>2.18042</text:p>
          </table:table-cell>
          <table:table-cell office:value-type="float" office:value="2.78324946072806" calcext:value-type="float">
            <text:p>2.78325</text:p>
          </table:table-cell>
          <table:table-cell office:value-type="float" office:value="70720350" calcext:value-type="float">
            <text:p>70720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336714122033" calcext:value-type="float">
            <text:p>2.24337</text:p>
          </table:table-cell>
          <table:table-cell office:value-type="float" office:value="2.20281458782775" calcext:value-type="float">
            <text:p>2.20281</text:p>
          </table:table-cell>
          <table:table-cell office:value-type="float" office:value="2.85484794927545" calcext:value-type="float">
            <text:p>2.85485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416049832826" calcext:value-type="float">
            <text:p>2.25416</text:p>
          </table:table-cell>
          <table:table-cell office:value-type="float" office:value="2.18213369396563" calcext:value-type="float">
            <text:p>2.18213</text:p>
          </table:table-cell>
          <table:table-cell office:value-type="float" office:value="2.95070620055791" calcext:value-type="float">
            <text:p>2.95071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742100779432" calcext:value-type="float">
            <text:p>2.21742</text:p>
          </table:table-cell>
          <table:table-cell office:value-type="float" office:value="2.25920009663433" calcext:value-type="float">
            <text:p>2.2592</text:p>
          </table:table-cell>
          <table:table-cell office:value-type="float" office:value="2.84389148134491" calcext:value-type="float">
            <text:p>2.84389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260301709186" calcext:value-type="float">
            <text:p>2.2526</text:p>
          </table:table-cell>
          <table:table-cell office:value-type="float" office:value="2.19296306736495" calcext:value-type="float">
            <text:p>2.19296</text:p>
          </table:table-cell>
          <table:table-cell office:value-type="float" office:value="2.8901543163432" calcext:value-type="float">
            <text:p>2.89015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456653589729" calcext:value-type="float">
            <text:p>2.25457</text:p>
          </table:table-cell>
          <table:table-cell office:value-type="float" office:value="2.19292110247558" calcext:value-type="float">
            <text:p>2.19292</text:p>
          </table:table-cell>
          <table:table-cell office:value-type="float" office:value="2.89679748549774" calcext:value-type="float">
            <text:p>2.8968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673935837975" calcext:value-type="float">
            <text:p>2.26674</text:p>
          </table:table-cell>
          <table:table-cell office:value-type="float" office:value="2.17338877065651" calcext:value-type="float">
            <text:p>2.17339</text:p>
          </table:table-cell>
          <table:table-cell office:value-type="float" office:value="2.93896168423195" calcext:value-type="float">
            <text:p>2.93896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905719499409" calcext:value-type="float">
            <text:p>2.24906</text:p>
          </table:table-cell>
          <table:table-cell office:value-type="float" office:value="2.2139231352786" calcext:value-type="float">
            <text:p>2.21392</text:p>
          </table:table-cell>
          <table:table-cell office:value-type="float" office:value="2.84930580801707" calcext:value-type="float">
            <text:p>2.84931</text:p>
          </table:table-cell>
          <table:table-cell office:value-type="float" office:value="70720350" calcext:value-type="float">
            <text:p>70720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812756861532" calcext:value-type="float">
            <text:p>2.24813</text:p>
          </table:table-cell>
          <table:table-cell office:value-type="float" office:value="2.21751316360163" calcext:value-type="float">
            <text:p>2.21751</text:p>
          </table:table-cell>
          <table:table-cell office:value-type="float" office:value="2.97500069932737" calcext:value-type="float">
            <text:p>2.975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206011095842" calcext:value-type="float">
            <text:p>2.24206</text:p>
          </table:table-cell>
          <table:table-cell office:value-type="float" office:value="2.23853805783184" calcext:value-type="float">
            <text:p>2.23854</text:p>
          </table:table-cell>
          <table:table-cell office:value-type="float" office:value="3.01119729899391" calcext:value-type="float">
            <text:p>3.0112</text:p>
          </table:table-cell>
          <table:table-cell office:value-type="float" office:value="70729200" calcext:value-type="float">
            <text:p>70729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44698321473" calcext:value-type="float">
            <text:p>2.25447</text:p>
          </table:table-cell>
          <table:table-cell office:value-type="float" office:value="2.21950604882859" calcext:value-type="float">
            <text:p>2.21951</text:p>
          </table:table-cell>
          <table:table-cell office:value-type="float" office:value="2.99026960129863" calcext:value-type="float">
            <text:p>2.99027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68925211361" calcext:value-type="float">
            <text:p>2.25689</text:p>
          </table:table-cell>
          <table:table-cell office:value-type="float" office:value="2.22085187312474" calcext:value-type="float">
            <text:p>2.22085</text:p>
          </table:table-cell>
          <table:table-cell office:value-type="float" office:value="3.06947495141186" calcext:value-type="float">
            <text:p>3.06947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281186984531" calcext:value-type="float">
            <text:p>2.23281</text:p>
          </table:table-cell>
          <table:table-cell office:value-type="float" office:value="2.2769007142842" calcext:value-type="float">
            <text:p>2.2769</text:p>
          </table:table-cell>
          <table:table-cell office:value-type="float" office:value="3.02060859302328" calcext:value-type="float">
            <text:p>3.02061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877031945377" calcext:value-type="float">
            <text:p>2.22877</text:p>
          </table:table-cell>
          <table:table-cell office:value-type="float" office:value="2.28865567235452" calcext:value-type="float">
            <text:p>2.28866</text:p>
          </table:table-cell>
          <table:table-cell office:value-type="float" office:value="2.97103392161308" calcext:value-type="float">
            <text:p>2.97103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5357481775561" calcext:value-type="float">
            <text:p>2.25357</text:p>
          </table:table-cell>
          <table:table-cell office:value-type="float" office:value="2.24051892287768" calcext:value-type="float">
            <text:p>2.24052</text:p>
          </table:table-cell>
          <table:table-cell office:value-type="float" office:value="2.99360156766936" calcext:value-type="float">
            <text:p>2.9936</text:p>
          </table:table-cell>
          <table:table-cell office:value-type="float" office:value="70729200" calcext:value-type="float">
            <text:p>70729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714655716145" calcext:value-type="float">
            <text:p>2.22715</text:p>
          </table:table-cell>
          <table:table-cell office:value-type="float" office:value="2.29444073164513" calcext:value-type="float">
            <text:p>2.29444</text:p>
          </table:table-cell>
          <table:table-cell office:value-type="float" office:value="2.97222610453425" calcext:value-type="float">
            <text:p>2.97223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6718786494088" calcext:value-type="float">
            <text:p>2.26719</text:p>
          </table:table-cell>
          <table:table-cell office:value-type="float" office:value="2.22174880551958" calcext:value-type="float">
            <text:p>2.22175</text:p>
          </table:table-cell>
          <table:table-cell office:value-type="float" office:value="3.05810492494007" calcext:value-type="float">
            <text:p>3.0581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275035372575" calcext:value-type="float">
            <text:p>2.25275</text:p>
          </table:table-cell>
          <table:table-cell office:value-type="float" office:value="2.25424832748855" calcext:value-type="float">
            <text:p>2.25425</text:p>
          </table:table-cell>
          <table:table-cell office:value-type="float" office:value="3.06448005495647" calcext:value-type="float">
            <text:p>3.06448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258697591436" calcext:value-type="float">
            <text:p>2.24259</text:p>
          </table:table-cell>
          <table:table-cell office:value-type="float" office:value="2.28143823062629" calcext:value-type="float">
            <text:p>2.28144</text:p>
          </table:table-cell>
          <table:table-cell office:value-type="float" office:value="3.01270692734897" calcext:value-type="float">
            <text:p>3.01271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616512972026" calcext:value-type="float">
            <text:p>2.25617</text:p>
          </table:table-cell>
          <table:table-cell office:value-type="float" office:value="2.26768856117654" calcext:value-type="float">
            <text:p>2.26769</text:p>
          </table:table-cell>
          <table:table-cell office:value-type="float" office:value="2.93344004001501" calcext:value-type="float">
            <text:p>2.93344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872955183052" calcext:value-type="float">
            <text:p>2.25873</text:p>
          </table:table-cell>
          <table:table-cell office:value-type="float" office:value="2.26295044257416" calcext:value-type="float">
            <text:p>2.26295</text:p>
          </table:table-cell>
          <table:table-cell office:value-type="float" office:value="2.94106917212599" calcext:value-type="float">
            <text:p>2.94107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363675926495" calcext:value-type="float">
            <text:p>2.24364</text:p>
          </table:table-cell>
          <table:table-cell office:value-type="float" office:value="2.29501096809609" calcext:value-type="float">
            <text:p>2.29501</text:p>
          </table:table-cell>
          <table:table-cell office:value-type="float" office:value="3.09726774659141" calcext:value-type="float">
            <text:p>3.09727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301633004414" calcext:value-type="float">
            <text:p>2.26302</text:p>
          </table:table-cell>
          <table:table-cell office:value-type="float" office:value="2.26271918628237" calcext:value-type="float">
            <text:p>2.26272</text:p>
          </table:table-cell>
          <table:table-cell office:value-type="float" office:value="3.08047103123953" calcext:value-type="float">
            <text:p>3.08047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455824889136" calcext:value-type="float">
            <text:p>2.24456</text:p>
          </table:table-cell>
          <table:table-cell office:value-type="float" office:value="2.31053115257204" calcext:value-type="float">
            <text:p>2.31053</text:p>
          </table:table-cell>
          <table:table-cell office:value-type="float" office:value="3.11192069907571" calcext:value-type="float">
            <text:p>3.11192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3882396837006" calcext:value-type="float">
            <text:p>2.33882</text:p>
          </table:table-cell>
          <table:table-cell office:value-type="float" office:value="2.14734929670027" calcext:value-type="float">
            <text:p>2.14735</text:p>
          </table:table-cell>
          <table:table-cell office:value-type="float" office:value="2.89592011956625" calcext:value-type="float">
            <text:p>2.89592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4400880493811" calcext:value-type="float">
            <text:p>2.34401</text:p>
          </table:table-cell>
          <table:table-cell office:value-type="float" office:value="2.13799472127707" calcext:value-type="float">
            <text:p>2.13799</text:p>
          </table:table-cell>
          <table:table-cell office:value-type="float" office:value="2.91496965264307" calcext:value-type="float">
            <text:p>2.91497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900769992137" calcext:value-type="float">
            <text:p>2.28901</text:p>
          </table:table-cell>
          <table:table-cell office:value-type="float" office:value="2.17523602424355" calcext:value-type="float">
            <text:p>2.17524</text:p>
          </table:table-cell>
          <table:table-cell office:value-type="float" office:value="2.79450980558387" calcext:value-type="float">
            <text:p>2.79451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534458190183" calcext:value-type="float">
            <text:p>2.29534</text:p>
          </table:table-cell>
          <table:table-cell office:value-type="float" office:value="2.17718641665766" calcext:value-type="float">
            <text:p>2.17719</text:p>
          </table:table-cell>
          <table:table-cell office:value-type="float" office:value="2.80811931592991" calcext:value-type="float">
            <text:p>2.80812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5451198957932" calcext:value-type="float">
            <text:p>2.15451</text:p>
          </table:table-cell>
          <table:table-cell office:value-type="float" office:value="2.30839623747745" calcext:value-type="float">
            <text:p>2.3084</text:p>
          </table:table-cell>
          <table:table-cell office:value-type="float" office:value="2.9072444382282" calcext:value-type="float">
            <text:p>2.90724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787447663264" calcext:value-type="float">
            <text:p>2.23787</text:p>
          </table:table-cell>
          <table:table-cell office:value-type="float" office:value="2.21811571497723" calcext:value-type="float">
            <text:p>2.21812</text:p>
          </table:table-cell>
          <table:table-cell office:value-type="float" office:value="2.76430921868541" calcext:value-type="float">
            <text:p>2.76431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4931777276052" calcext:value-type="float">
            <text:p>2.24932</text:p>
          </table:table-cell>
          <table:table-cell office:value-type="float" office:value="2.23895587284426" calcext:value-type="float">
            <text:p>2.23896</text:p>
          </table:table-cell>
          <table:table-cell office:value-type="float" office:value="2.7608512947711" calcext:value-type="float">
            <text:p>2.76085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751511465437" calcext:value-type="float">
            <text:p>2.17515</text:p>
          </table:table-cell>
          <table:table-cell office:value-type="float" office:value="2.310663753509" calcext:value-type="float">
            <text:p>2.31066</text:p>
          </table:table-cell>
          <table:table-cell office:value-type="float" office:value="2.90953450226963" calcext:value-type="float">
            <text:p>2.90953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6358857735493" calcext:value-type="float">
            <text:p>2.26359</text:p>
          </table:table-cell>
          <table:table-cell office:value-type="float" office:value="2.13989310963363" calcext:value-type="float">
            <text:p>2.13989</text:p>
          </table:table-cell>
          <table:table-cell office:value-type="float" office:value="2.73436131769753" calcext:value-type="float">
            <text:p>2.73436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677593080456" calcext:value-type="float">
            <text:p>2.26678</text:p>
          </table:table-cell>
          <table:table-cell office:value-type="float" office:value="2.14560612772162" calcext:value-type="float">
            <text:p>2.14561</text:p>
          </table:table-cell>
          <table:table-cell office:value-type="float" office:value="2.7381568088033" calcext:value-type="float">
            <text:p>2.73816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134280909408" calcext:value-type="float">
            <text:p>2.26134</text:p>
          </table:table-cell>
          <table:table-cell office:value-type="float" office:value="2.21284020672076" calcext:value-type="float">
            <text:p>2.21284</text:p>
          </table:table-cell>
          <table:table-cell office:value-type="float" office:value="2.8473577841298" calcext:value-type="float">
            <text:p>2.84736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3131596458437" calcext:value-type="float">
            <text:p>2.23132</text:p>
          </table:table-cell>
          <table:table-cell office:value-type="float" office:value="2.23733300556778" calcext:value-type="float">
            <text:p>2.23733</text:p>
          </table:table-cell>
          <table:table-cell office:value-type="float" office:value="2.81282473160663" calcext:value-type="float">
            <text:p>2.81282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941844425468" calcext:value-type="float">
            <text:p>2.27942</text:p>
          </table:table-cell>
          <table:table-cell office:value-type="float" office:value="2.20603695518437" calcext:value-type="float">
            <text:p>2.20604</text:p>
          </table:table-cell>
          <table:table-cell office:value-type="float" office:value="2.86587026768177" calcext:value-type="float">
            <text:p>2.86587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319490889672" calcext:value-type="float">
            <text:p>2.24319</text:p>
          </table:table-cell>
          <table:table-cell office:value-type="float" office:value="2.22842652753584" calcext:value-type="float">
            <text:p>2.22843</text:p>
          </table:table-cell>
          <table:table-cell office:value-type="float" office:value="2.81204334982051" calcext:value-type="float">
            <text:p>2.81204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1044159344921" calcext:value-type="float">
            <text:p>2.21044</text:p>
          </table:table-cell>
          <table:table-cell office:value-type="float" office:value="2.26649593189258" calcext:value-type="float">
            <text:p>2.2665</text:p>
          </table:table-cell>
          <table:table-cell office:value-type="float" office:value="2.93213778020776" calcext:value-type="float">
            <text:p>2.93214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203631416329" calcext:value-type="float">
            <text:p>2.21204</text:p>
          </table:table-cell>
          <table:table-cell office:value-type="float" office:value="2.27762961926922" calcext:value-type="float">
            <text:p>2.27763</text:p>
          </table:table-cell>
          <table:table-cell office:value-type="float" office:value="2.92899699501146" calcext:value-type="float">
            <text:p>2.929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087799816785" calcext:value-type="float">
            <text:p>2.25088</text:p>
          </table:table-cell>
          <table:table-cell office:value-type="float" office:value="2.2047107300842" calcext:value-type="float">
            <text:p>2.20471</text:p>
          </table:table-cell>
          <table:table-cell office:value-type="float" office:value="2.99921439332459" calcext:value-type="float">
            <text:p>2.99921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319364073051" calcext:value-type="float">
            <text:p>2.25319</text:p>
          </table:table-cell>
          <table:table-cell office:value-type="float" office:value="2.21282989469729" calcext:value-type="float">
            <text:p>2.21283</text:p>
          </table:table-cell>
          <table:table-cell office:value-type="float" office:value="3.01133200972155" calcext:value-type="float">
            <text:p>3.01133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483207332693" calcext:value-type="float">
            <text:p>2.23483</text:p>
          </table:table-cell>
          <table:table-cell office:value-type="float" office:value="2.25961768148932" calcext:value-type="float">
            <text:p>2.25962</text:p>
          </table:table-cell>
          <table:table-cell office:value-type="float" office:value="3.02951996829319" calcext:value-type="float">
            <text:p>3.02952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735708093925" calcext:value-type="float">
            <text:p>2.22736</text:p>
          </table:table-cell>
          <table:table-cell office:value-type="float" office:value="2.26268405736897" calcext:value-type="float">
            <text:p>2.26268</text:p>
          </table:table-cell>
          <table:table-cell office:value-type="float" office:value="3.02485448992525" calcext:value-type="float">
            <text:p>3.02485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072893292452" calcext:value-type="float">
            <text:p>2.24073</text:p>
          </table:table-cell>
          <table:table-cell office:value-type="float" office:value="2.26403479813508" calcext:value-type="float">
            <text:p>2.26403</text:p>
          </table:table-cell>
          <table:table-cell office:value-type="float" office:value="3.04556713657004" calcext:value-type="float">
            <text:p>3.04557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3246818281664" calcext:value-type="float">
            <text:p>2.23247</text:p>
          </table:table-cell>
          <table:table-cell office:value-type="float" office:value="2.27154285528629" calcext:value-type="float">
            <text:p>2.27154</text:p>
          </table:table-cell>
          <table:table-cell office:value-type="float" office:value="3.04178988475254" calcext:value-type="float">
            <text:p>3.04179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.16436883221505" calcext:value-type="float">
            <text:p>2.16437</text:p>
          </table:table-cell>
          <table:table-cell office:value-type="float" office:value="2.34567053561018" calcext:value-type="float">
            <text:p>2.34567</text:p>
          </table:table-cell>
          <table:table-cell office:value-type="float" office:value="3.00559815986687" calcext:value-type="float">
            <text:p>3.0056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822208795752" calcext:value-type="float">
            <text:p>2.16822</text:p>
          </table:table-cell>
          <table:table-cell office:value-type="float" office:value="2.35722456478802" calcext:value-type="float">
            <text:p>2.35722</text:p>
          </table:table-cell>
          <table:table-cell office:value-type="float" office:value="3.00089996926045" calcext:value-type="float">
            <text:p>3.0009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56:.A60])" office:value-type="float" office:value="2" calcext:value-type="float">
            <text:p>2</text:p>
          </table:table-cell>
          <table:table-cell table:formula="of:=SUM([.B56:.B60])" office:value-type="float" office:value="1" calcext:value-type="float">
            <text:p>1</text:p>
          </table:table-cell>
          <table:table-cell table:formula="of:=SUM([.C56:.C60])" office:value-type="float" office:value="3" calcext:value-type="float">
            <text:p>3</text:p>
          </table:table-cell>
          <table:table-cell table:formula="of:=SUM([.D56:.D60])" office:value-type="float" office:value="4" calcext:value-type="float">
            <text:p>4</text:p>
          </table:table-cell>
          <table:table-cell table:formula="of:=SUM([.E56:.E60])" office:value-type="float" office:value="2" calcext:value-type="float">
            <text:p>2</text:p>
          </table:table-cell>
          <table:table-cell table:formula="of:=SUM([.F56:.F60])" office:value-type="float" office:value="2" calcext:value-type="float">
            <text:p>2</text:p>
          </table:table-cell>
          <table:table-cell table:formula="of:=SUM([.G56:.G60])" office:value-type="float" office:value="3" calcext:value-type="float">
            <text:p>3</text:p>
          </table:table-cell>
          <table:table-cell table:formula="of:=SUM([.H56:.H60])" office:value-type="float" office:value="3" calcext:value-type="float">
            <text:p>3</text:p>
          </table:table-cell>
          <table:table-cell table:formula="of:=SUM([.I56:.I60])" office:value-type="float" office:value="4" calcext:value-type="float">
            <text:p>4</text:p>
          </table:table-cell>
          <table:table-cell table:formula="of:=SUM([.J56:.J60])" office:value-type="float" office:value="3" calcext:value-type="float">
            <text:p>3</text:p>
          </table:table-cell>
          <table:table-cell table:formula="of:=SUM([.K56:.K60])" office:value-type="float" office:value="2" calcext:value-type="float">
            <text:p>2</text:p>
          </table:table-cell>
          <table:table-cell table:formula="of:=SUM([.L56:.L60])" office:value-type="float" office:value="2" calcext:value-type="float">
            <text:p>2</text:p>
          </table:table-cell>
          <table:table-cell table:formula="of:=SUM([.M56:.M60])" office:value-type="float" office:value="2" calcext:value-type="float">
            <text:p>2</text:p>
          </table:table-cell>
          <table:table-cell table:formula="of:=SUM([.N56:.N60])" office:value-type="float" office:value="2" calcext:value-type="float">
            <text:p>2</text:p>
          </table:table-cell>
          <table:table-cell table:formula="of:=SUM([.O56:.O60])" office:value-type="float" office:value="3" calcext:value-type="float">
            <text:p>3</text:p>
          </table:table-cell>
          <table:table-cell table:formula="of:=SUM([.P56:.P60])" office:value-type="float" office:value="3" calcext:value-type="float">
            <text:p>3</text:p>
          </table:table-cell>
          <table:table-cell table:formula="of:=SUM([.Q56:.Q60])" office:value-type="float" office:value="5" calcext:value-type="float">
            <text:p>5</text:p>
          </table:table-cell>
          <table:table-cell table:formula="of:=SUM([.R56:.R60])" office:value-type="float" office:value="4" calcext:value-type="float">
            <text:p>4</text:p>
          </table:table-cell>
          <table:table-cell table:formula="of:=SUM([.S56:.S60])" office:value-type="float" office:value="2" calcext:value-type="float">
            <text:p>2</text:p>
          </table:table-cell>
          <table:table-cell table:formula="of:=SUM([.T56:.T60])" office:value-type="float" office:value="1" calcext:value-type="float">
            <text:p>1</text:p>
          </table:table-cell>
          <table:table-cell table:formula="of:=SUM([.U56:.U60])" office:value-type="float" office:value="3" calcext:value-type="float">
            <text:p>3</text:p>
          </table:table-cell>
          <table:table-cell table:formula="of:=SUM([.V56:.V60])" office:value-type="float" office:value="3" calcext:value-type="float">
            <text:p>3</text:p>
          </table:table-cell>
          <table:table-cell table:formula="of:=SUM([.W56:.W60])" office:value-type="float" office:value="4" calcext:value-type="float">
            <text:p>4</text:p>
          </table:table-cell>
          <table:table-cell table:formula="of:=SUM([.X56:.X60])" office:value-type="float" office:value="2" calcext:value-type="float">
            <text:p>2</text:p>
          </table:table-cell>
          <table:table-cell table:formula="of:=SUM([.Y56:.Y60])" office:value-type="float" office:value="2" calcext:value-type="float">
            <text:p>2</text:p>
          </table:table-cell>
          <table:table-cell table:formula="of:=SUM([.Z56:.Z60])" office:value-type="float" office:value="3" calcext:value-type="float">
            <text:p>3</text:p>
          </table:table-cell>
          <table:table-cell table:formula="of:=SUM([.AA56:.AA60])" office:value-type="float" office:value="1" calcext:value-type="float">
            <text:p>1</text:p>
          </table:table-cell>
          <table:table-cell table:formula="of:=SUM([.AB56:.AB60])" office:value-type="float" office:value="3" calcext:value-type="float">
            <text:p>3</text:p>
          </table:table-cell>
          <table:table-cell table:formula="of:=SUM([.AC56:.AC60])" office:value-type="float" office:value="4" calcext:value-type="float">
            <text:p>4</text:p>
          </table:table-cell>
          <table:table-cell table:formula="of:=SUM([.AD56:.AD60])" office:value-type="float" office:value="3" calcext:value-type="float">
            <text:p>3</text:p>
          </table:table-cell>
          <table:table-cell table:formula="of:=SUM([.AE56:.AE60])" office:value-type="float" office:value="4" calcext:value-type="float">
            <text:p>4</text:p>
          </table:table-cell>
          <table:table-cell table:formula="of:=SUM([.AF56:.AF60])" office:value-type="float" office:value="1" calcext:value-type="float">
            <text:p>1</text:p>
          </table:table-cell>
          <table:table-cell table:formula="of:=SUM([.AG56:.AG60])" office:value-type="float" office:value="3" calcext:value-type="float">
            <text:p>3</text:p>
          </table:table-cell>
          <table:table-cell table:formula="of:=SUM([.AH56:.AH60])" office:value-type="float" office:value="3" calcext:value-type="float">
            <text:p>3</text:p>
          </table:table-cell>
          <table:table-cell table:formula="of:=SUM([.AI56:.AI60])" office:value-type="float" office:value="3" calcext:value-type="float">
            <text:p>3</text:p>
          </table:table-cell>
          <table:table-cell table:formula="of:=SUM([.AJ56:.AJ60])" office:value-type="float" office:value="2" calcext:value-type="float">
            <text:p>2</text:p>
          </table:table-cell>
          <table:table-cell table:formula="of:=SUM([.AK56:.AK60])" office:value-type="float" office:value="2" calcext:value-type="float">
            <text:p>2</text:p>
          </table:table-cell>
          <table:table-cell table:formula="of:=SUM([.AL56:.AL60])" office:value-type="float" office:value="3" calcext:value-type="float">
            <text:p>3</text:p>
          </table:table-cell>
          <table:table-cell table:formula="of:=SUM([.AM56:.AM60])" office:value-type="float" office:value="2" calcext:value-type="float">
            <text:p>2</text:p>
          </table:table-cell>
          <table:table-cell table:formula="of:=SUM([.AN56:.AN60])" office:value-type="float" office:value="2" calcext:value-type="float">
            <text:p>2</text:p>
          </table:table-cell>
          <table:table-cell table:formula="of:=SUM([.AO56:.AO60])" office:value-type="float" office:value="3" calcext:value-type="float">
            <text:p>3</text:p>
          </table:table-cell>
          <table:table-cell table:formula="of:=SUM([.AP56:.AP60])" office:value-type="float" office:value="1" calcext:value-type="float">
            <text:p>1</text:p>
          </table:table-cell>
          <table:table-cell table:formula="of:=SUM([.AQ56:.AQ60])" office:value-type="float" office:value="1" calcext:value-type="float">
            <text:p>1</text:p>
          </table:table-cell>
          <table:table-cell table:formula="of:=SUM([.AR56:.AR60])" office:value-type="float" office:value="2" calcext:value-type="float">
            <text:p>2</text:p>
          </table:table-cell>
          <table:table-cell table:formula="of:=SUM([.AS56:.AS60])" office:value-type="float" office:value="3" calcext:value-type="float">
            <text:p>3</text:p>
          </table:table-cell>
          <table:table-cell table:formula="of:=SUM([.AT56:.AT60])" office:value-type="float" office:value="2" calcext:value-type="float">
            <text:p>2</text:p>
          </table:table-cell>
          <table:table-cell table:formula="of:=SUM([.AU56:.AU60])" office:value-type="float" office:value="4" calcext:value-type="float">
            <text:p>4</text:p>
          </table:table-cell>
          <table:table-cell table:formula="of:=SUM([.AV56:.AV60])" office:value-type="float" office:value="3" calcext:value-type="float">
            <text:p>3</text:p>
          </table:table-cell>
          <table:table-cell table:formula="of:=SUM([.AW56:.AW60])" office:value-type="float" office:value="0" calcext:value-type="float">
            <text:p>0</text:p>
          </table:table-cell>
          <table:table-cell table:formula="of:=SUM([.AX56:.AX60])" office:value-type="float" office:value="3" calcext:value-type="float">
            <text:p>3</text:p>
          </table:table-cell>
          <table:table-cell table:formula="of:=SUM([.AY56:.AY60])" office:value-type="float" office:value="5" calcext:value-type="float">
            <text:p>5</text:p>
          </table:table-cell>
          <table:table-cell table:formula="of:=SUM([.AZ56:.AZ60])" office:value-type="float" office:value="1" calcext:value-type="float">
            <text:p>1</text:p>
          </table:table-cell>
          <table:table-cell table:formula="of:=SUM([.BA56:.BA60])" office:value-type="float" office:value="4" calcext:value-type="float">
            <text:p>4</text:p>
          </table:table-cell>
          <table:table-cell table:formula="of:=SUM([.BB56:.BB60])" office:value-type="float" office:value="1" calcext:value-type="float">
            <text:p>1</text:p>
          </table:table-cell>
          <table:table-cell table:formula="of:=SUM([.BC56:.BC60])" office:value-type="float" office:value="4" calcext:value-type="float">
            <text:p>4</text:p>
          </table:table-cell>
          <table:table-cell table:formula="of:=SUM([.BD56:.BD60])" office:value-type="float" office:value="3" calcext:value-type="float">
            <text:p>3</text:p>
          </table:table-cell>
          <table:table-cell table:formula="of:=SUM([.BE56:.BE60])" office:value-type="float" office:value="3" calcext:value-type="float">
            <text:p>3</text:p>
          </table:table-cell>
          <table:table-cell table:formula="of:=SUM([.BF56:.BF60])" office:value-type="float" office:value="4" calcext:value-type="float">
            <text:p>4</text:p>
          </table:table-cell>
          <table:table-cell table:formula="of:=SUM([.BG56:.BG60])" office:value-type="float" office:value="2" calcext:value-type="float">
            <text:p>2</text:p>
          </table:table-cell>
          <table:table-cell table:formula="of:=SUM([.BH56:.BH60])" office:value-type="float" office:value="3" calcext:value-type="float">
            <text:p>3</text:p>
          </table:table-cell>
          <table:table-cell table:formula="of:=SUM([.BI56:.BI60])" office:value-type="float" office:value="2" calcext:value-type="float">
            <text:p>2</text:p>
          </table:table-cell>
          <table:table-cell table:formula="of:=SUM([.BJ56:.BJ60])" office:value-type="float" office:value="3" calcext:value-type="float">
            <text:p>3</text:p>
          </table:table-cell>
          <table:table-cell table:formula="of:=SUM([.BK56:.BK60])" office:value-type="float" office:value="3" calcext:value-type="float">
            <text:p>3</text:p>
          </table:table-cell>
          <table:table-cell table:formula="of:=SUM([.BL56:.BL60])" office:value-type="float" office:value="2" calcext:value-type="float">
            <text:p>2</text:p>
          </table:table-cell>
          <table:table-cell table:formula="of:=SUM([.BM56:.BM60])" office:value-type="float" office:value="2" calcext:value-type="float">
            <text:p>2</text:p>
          </table:table-cell>
          <table:table-cell table:formula="of:=SUM([.BN56:.BN60])" office:value-type="float" office:value="3" calcext:value-type="float">
            <text:p>3</text:p>
          </table:table-cell>
          <table:table-cell table:formula="of:=SUM([.BO56:.BO60])" office:value-type="float" office:value="4" calcext:value-type="float">
            <text:p>4</text:p>
          </table:table-cell>
          <table:table-cell table:formula="of:=SUM([.BP56:.BP60])" office:value-type="float" office:value="3" calcext:value-type="float">
            <text:p>3</text:p>
          </table:table-cell>
          <table:table-cell table:formula="of:=SUM([.BQ56:.BQ60])" office:value-type="float" office:value="4" calcext:value-type="float">
            <text:p>4</text:p>
          </table:table-cell>
          <table:table-cell table:formula="of:=SUM([.BR56:.BR60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9T10:37:29.487357072</dc:date>
    <meta:document-statistic meta:table-count="1" meta:cell-count="4573" meta:object-count="0"/>
    <meta:generator>LibreOffice/4.2.8.2$Linux_X86_64 LibreOffice_project/420m0$Build-2</meta:generator>
  </office:meta>
</office:document-meta>
</file>